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tête_20_personnalisée_20_cours">
      <style:text-properties officeooo:rsid="00051c23" officeooo:paragraph-rsid="002073ec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e352ff" officeooo:paragraph-rsid="00e352ff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e352ff" officeooo:paragraph-rsid="01c06f20" style:font-style-asian="italic" style:font-style-complex="italic"/>
    </style:style>
    <style:style style:name="P5" style:family="paragraph" style:parent-style-name="Standard">
      <style:text-properties officeooo:rsid="01c52e80" officeooo:paragraph-rsid="01c52e80"/>
    </style:style>
    <style:style style:name="P6" style:family="paragraph" style:parent-style-name="Standard">
      <style:paragraph-properties fo:text-align="justify" style:justify-single-word="false"/>
      <style:text-properties officeooo:paragraph-rsid="01c06f20"/>
    </style:style>
    <style:style style:name="P7" style:family="paragraph" style:parent-style-name="Titre_20_de_20_chapitre">
      <style:text-properties officeooo:rsid="009f9c48" officeooo:paragraph-rsid="009f9c48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solid" style:text-underline-width="auto" style:text-underline-color="font-color" officeooo:rsid="01278f89" officeooo:paragraph-rsid="012b73b1" style:font-style-asian="normal" style:font-style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solid" style:text-underline-width="auto" style:text-underline-color="font-color" officeooo:rsid="0128e5f4" officeooo:paragraph-rsid="0128e5f4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officeooo:rsid="0128e5f4" officeooo:paragraph-rsid="0128e5f4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128e5f4" officeooo:paragraph-rsid="0128e5f4" style:font-style-asian="normal" style:font-style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tyle="normal" style:text-underline-style="none" officeooo:rsid="0128e5f4" officeooo:paragraph-rsid="0128e5f4" style:font-style-asian="normal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style:text-underline-style="none" officeooo:rsid="012b73b1" officeooo:paragraph-rsid="01be465f" style:font-style-asian="normal" style:font-style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128e5f4" officeooo:paragraph-rsid="0128e5f4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128e5f4" officeooo:paragraph-rsid="0128e5f4"/>
    </style:style>
    <style:style style:name="P16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normal" officeooo:rsid="0128e5f4" officeooo:paragraph-rsid="0128e5f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e352ff" officeooo:paragraph-rsid="00e352ff" style:font-style-asian="italic" style:font-style-complex="italic"/>
    </style:style>
    <style:style style:name="P18" style:family="paragraph" style:parent-style-name="Grand_20_paragraphe" style:list-style-name="">
      <style:paragraph-properties fo:text-align="center" style:justify-single-word="false"/>
      <style:text-properties fo:font-size="16pt" officeooo:rsid="01b984ec" officeooo:paragraph-rsid="01b984ec" style:font-size-asian="16pt" style:font-size-complex="16pt"/>
    </style:style>
    <style:style style:name="T1" style:family="text">
      <style:text-properties officeooo:rsid="01c205ce"/>
    </style:style>
    <style:style style:name="T2" style:family="text">
      <style:text-properties officeooo:rsid="01c3b0e2"/>
    </style:style>
    <style:style style:name="T3" style:family="text">
      <style:text-properties fo:font-style="italic" style:text-underline-style="none" officeooo:rsid="01c06f20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1c06f20" style:font-style-asian="italic" style:font-style-complex="italic"/>
    </style:style>
    <style:style style:name="T5" style:family="text">
      <style:text-properties fo:font-style="normal" style:text-underline-style="none" officeooo:rsid="012b73b1" style:font-style-asian="normal" style:font-style-complex="normal"/>
    </style:style>
    <style:style style:name="T6" style:family="text">
      <style:text-properties fo:font-style="normal" style:text-underline-style="none" officeooo:rsid="01c90189" style:font-style-asian="normal" style:font-style-complex="normal"/>
    </style:style>
    <style:style style:name="T7" style:family="text">
      <style:text-properties fo:font-style="normal" style:text-underline-style="none" officeooo:rsid="01c06f20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fee90d"/>
    </style:style>
    <style:style style:name="T10" style:family="text">
      <style:text-properties style:text-underline-style="none" officeooo:rsid="0128135c"/>
    </style:style>
    <style:style style:name="T11" style:family="text">
      <style:text-properties style:text-underline-style="none" officeooo:rsid="0128e5f4"/>
    </style:style>
    <style:style style:name="T12" style:family="text">
      <style:text-properties style:text-underline-style="none" officeooo:rsid="0129b06c"/>
    </style:style>
    <style:style style:name="T13" style:family="text">
      <style:text-properties style:text-underline-style="none" officeooo:rsid="01ba2ebc"/>
    </style:style>
    <style:style style:name="T14" style:family="text">
      <style:text-properties style:text-underline-style="none" officeooo:rsid="01c9ede9"/>
    </style:style>
    <style:style style:name="T15" style:family="text">
      <style:text-properties officeooo:rsid="01b984ec"/>
    </style:style>
    <style:style style:name="T16" style:family="text">
      <style:text-properties officeooo:rsid="01c06f20"/>
    </style:style>
    <style:style style:name="T17" style:family="text">
      <style:text-properties officeooo:rsid="01c8041a"/>
    </style:style>
    <style:style style:name="T18" style:family="text">
      <style:text-properties officeooo:rsid="01cb3ec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ercice"/>
      </text:sequence-decls>
      <text:p text:style-name="P7">L<text:span text:style-name="T9">es données structurées et leur traitement</text:span></text:p>
      <text:p text:style-name="P7"/>
      <text:p text:style-name="P18">Activité <text:span text:style-name="T17">préparatoire</text:span> : <text:span text:style-name="T18">Aspect</text:span> historique</text:p>
      <text:p text:style-name="P5"/>
      <text:p text:style-name="Standard"/>
      <text:p text:style-name="P3"><text:span text:style-name="T15">Partie 1</text:span> : <text:span text:style-name="T15">à faire en amont de la séance, à la maison ou sur un ordinateur à disposition au lycée, en individuel</text:span></text:p>
      <text:p text:style-name="P3"/>
      <text:list xml:id="list345311253" text:style-name="L1">
        <text:list-item>
          <text:p text:style-name="P8"><text:span text:style-name="T10">En vous aidant des ressources proposées </text:span><text:span text:style-name="T13">ou de toutes les ressources qui vous pourrez trouver personnellement</text:span><text:span text:style-name="T10">, répondre au questionnaire « </text:span><text:span text:style-name="T14">Questionnaire d’i</text:span><text:span text:style-name="T11">ntroduction thème 4 » du cours Moodle</text:span><text:span text:style-name="T12">.</text:span></text:p>
          <text:list>
            <text:list-header>
              <text:p text:style-name="P9"/>
            </text:list-header>
            <text:list-item>
              <text:p text:style-name="P9">Ressources proposées :</text:p>
              <text:p text:style-name="P9"/>
            </text:list-item>
          </text:list>
        </text:list-item>
      </text:list>
      <text:list xml:id="list3753623213" text:style-name="L2">
        <text:list-item>
          <text:p text:style-name="P11">Vidéos :</text:p>
          <text:list>
            <text:list-item>
              <text:p text:style-name="P15"><text:a xlink:type="simple" xlink:href="https://www.youtube.com/watch?v=5Oz_iSRw5XM&amp;t=4sLe%20stockage%20informatique" text:style-name="Internet_20_link" text:visited-style-name="Visited_20_Internet_20_Link"><text:span text:style-name="T8">L’histoire du stockage numérique</text:span></text:a></text:p>
            </text:list-item>
            <text:list-item>
              <text:p text:style-name="P15"><text:a xlink:type="simple" xlink:href="https://www.youtube.com/watch?v=4hx6FqR6oPs&amp;t=5s" text:style-name="Internet_20_link" text:visited-style-name="Visited_20_Internet_20_Link"><text:span text:style-name="T8">Le stockage informatique, de la carte perforée au cloud</text:span></text:a></text:p>
              <text:p text:style-name="P10"/>
            </text:list-item>
          </text:list>
        </text:list-item>
      </text:list>
      <text:list xml:id="list1399866888" text:style-name="L3">
        <text:list-item>
          <text:p text:style-name="P12">Pages Wikipédia :</text:p>
          <text:p text:style-name="P12"/>
        </text:list-item>
      </text:list>
      <text:section text:style-name="Sect1" text:name="Section1">
        <text:list xml:id="list93317001059195" text:continue-numbering="true" text:style-name="L3">
          <text:list-item>
            <text:list>
              <text:list-item>
                <text:p text:style-name="P14"><text:a xlink:type="simple" xlink:href="https://fr.wikipedia.org/wiki/Carte_perforée" text:style-name="Internet_20_link" text:visited-style-name="Visited_20_Internet_20_Link">Carte perforée</text:a></text:p>
              </text:list-item>
              <text:list-item>
                <text:p text:style-name="P14"><text:a xlink:type="simple" xlink:href="https://fr.wikipedia.org/wiki/Disque_dur" text:style-name="Internet_20_link" text:visited-style-name="Visited_20_Internet_20_Link">Disque dur</text:a></text:p>
              </text:list-item>
              <text:list-item>
                <text:p text:style-name="P14"><text:a xlink:type="simple" xlink:href="https://fr.wikipedia.org/wiki/Modèle_relationnel" text:style-name="Internet_20_link" text:visited-style-name="Visited_20_Internet_20_Link">Modèle relationnel</text:a></text:p>
              </text:list-item>
              <text:list-item>
                <text:p text:style-name="P14"><text:a xlink:type="simple" xlink:href="https://fr.wikipedia.org/wiki/VisiCalc" text:style-name="Internet_20_link" text:visited-style-name="Visited_20_Internet_20_Link">VisiCalc</text:a></text:p>
              </text:list-item>
              <text:list-item>
                <text:p text:style-name="P16"><text:a xlink:type="simple" xlink:href="https://fr.wikipedia.org/wiki/Open_Government_Initiative" text:style-name="Internet_20_link" text:visited-style-name="Visited_20_Internet_20_Link">Open government Initiative</text:a></text:p>
              </text:list-item>
              <text:list-item>
                <text:p text:style-name="P14"><text:a xlink:type="simple" xlink:href="https://fr.wikipedia.org/wiki/Sommet_du_G8_de_2013" text:style-name="Internet_20_link" text:visited-style-name="Visited_20_Internet_20_Link">Charte du G8 2013</text:a></text:p>
              </text:list-item>
            </text:list>
          </text:list-item>
        </text:list>
      </text:section>
      <text:list xml:id="list93318584972503" text:continue-list="list345311253" text:style-name="L1">
        <text:list-header>
          <text:p text:style-name="P13"/>
        </text:list-header>
      </text:list>
      <text:p text:style-name="P4"/>
      <text:p text:style-name="P4"><text:span text:style-name="T15">Partie 2</text:span> : <text:span text:style-name="T16">à la maison ou sur un ordinateur à disposition au lycée, en individuel</text:span></text:p>
      <text:p text:style-name="P4"/>
      <text:p text:style-name="P6"><text:span text:style-name="T5">Saisi</text:span><text:span text:style-name="T7">r</text:span><text:span text:style-name="T5"> </text:span><text:span text:style-name="T7">l’ensemble des</text:span><text:span text:style-name="T5"> </text:span><text:span text:style-name="T7">repère</text:span><text:span text:style-name="T5">s </text:span><text:span text:style-name="T7">historiques abordés dans </text:span><text:span text:style-name="T6">le questionnaire Moodle</text:span><text:span text:style-name="T5"> dans </text:span><text:span text:style-name="T7">votre</text:span><text:span text:style-name="T5"> frise </text:span><text:a xlink:type="simple" xlink:href="http://www.frisechronos.fr/" text:style-name="Internet_20_link" text:visited-style-name="Visited_20_Internet_20_Link"><text:span text:style-name="T4">frisechronos</text:span></text:a><text:span text:style-name="T7">. Une fois le travail réalisé, vous déposerez le fichier correspondant dans le dossier de votre </text:span><text:span text:style-name="T3">cloud</text:span><text:span text:style-name="T7"> académique partagé avec votre enseign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_20_de_20_chapitre" style:display-name="Titre de chapitre" style:family="paragraph" style:parent-style-name="Standard" style:class="chapter" style:master-page-name="">
      <style:paragraph-properties fo:text-align="center" style:justify-single-word="false" style:page-number="auto"/>
      <style:text-properties fo:text-transform="uppercase" fo:color="#ff0000" fo:font-size="16pt" style:text-underline-style="solid" style:text-underline-width="auto" style:text-underline-color="#ff0000" fo:font-weight="bold"/>
    </style:style>
    <style:style style:name="Grand_20_paragraphe" style:display-name="Grand paragraphe" style:family="paragraph" style:parent-style-name="Standard" style:list-style-name="Numbering_20_1" style:class="chapter" style:master-page-name="">
      <loext:graphic-properties draw:fill="none" draw:fill-color="#99ccff"/>
      <style:paragraph-properties fo:text-align="start" style:justify-single-word="false" style:page-number="auto" fo:background-color="transparent" style:shadow="none">
        <style:tab-stops/>
      </style:paragraph-properties>
      <style:text-properties fo:color="#ff0000" fo:font-size="14pt" style:text-underline-style="solid" style:text-underline-width="auto" style:text-underline-color="#ff0000" style:font-size-asian="14pt" style:font-size-complex="14pt"/>
    </style:style>
    <style:style style:name="Sous-paragraphe" style:family="paragraph" style:parent-style-name="Standard" style:list-style-name="Numbering_20_2" style:class="chapter">
      <style:paragraph-properties fo:text-align="start" style:justify-single-word="false"/>
      <style:text-properties fo:color="#008000" style:text-underline-style="solid" style:text-underline-width="auto" style:text-underline-color="#008000"/>
    </style:style>
    <style:style style:name="Sous_20_sous-paragraphe" style:display-name="Sous sous-paragraphe" style:family="paragraph" style:parent-style-name="Standard" style:list-style-name="Numbering_20_3" style:class="chapter" style:master-page-name="">
      <style:paragraph-properties fo:text-align="start" style:justify-single-word="false" style:page-number="auto">
        <style:tab-stops/>
      </style:paragraph-properties>
      <style:text-properties fo:color="#280099" style:text-underline-style="solid" style:text-underline-width="auto" style:text-underline-color="#280099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top="0cm" fo:margin-bottom="0.212cm" loext:contextual-spacing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éro_20_d_27_exercice" style:display-name="Numéro d'exercice" style:family="paragraph" style:parent-style-name="Standard" style:list-style-name="Numbering_20_4">
      <style:text-properties style:text-position="0% 100%" fo:font-style="normal" style:text-underline-style="none" style:font-style-asian="normal" style:font-style-complex="normal"/>
    </style:style>
    <style:style style:name="Entête_20_personnalisée_20_devoirs" style:display-name="Entête personnalisée devoirs" style:family="paragraph" style:parent-style-name="Entête_20_personnalisée_20_cours" style:master-page-name="">
      <style:paragraph-properties style:page-number="auto"/>
      <style:text-properties fo:color="#000000"/>
    </style:style>
    <style:style style:name="Titre_20_d_27_évaluation" style:display-name="Titre d'évaluation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#000000" fo:font-weight="bold" style:font-size-asian="14pt" style:font-size-complex="14pt"/>
    </style:style>
    <style:style style:name="Entête_20_personnalisée_20_cours" style:display-name="Entête personnalisée cours" style:family="paragraph" style:parent-style-name="Standard">
      <style:paragraph-properties>
        <style:tab-stops>
          <style:tab-stop style:position="19.076cm" style:type="right"/>
        </style:tab-stops>
      </style:paragraph-properties>
      <style:text-properties fo:color="#ff00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Numérotation_20_d_27_exercices" style:display-name="Numérotation d'exercices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4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5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6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7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8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9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  <text:list-level-style-number text:level="10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1.09cm" fo:margin-left="3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4.09cm" fo:margin-left="6.0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7.091cm" fo:margin-left="9.001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2.54cm" fo:text-indent="-10.091cm" fo:margin-left="12.00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2.54cm" fo:text-indent="-13.092cm" fo:margin-left="15.002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4cm" fo:text-indent="-16.092cm" fo:margin-left="18.002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2.54cm" fo:text-indent="-19.092cm" fo:margin-left="21.003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2.54cm" fo:text-indent="-22.093cm" fo:margin-left="24.003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2.54cm" fo:text-indent="-25.093cm" fo:margin-left="27.003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2.54cm" fo:text-indent="-28.09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érotation_20_d_27_exercices" style:num-prefix="Exercice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érotation_20_d_27_exercices" style:num-prefix="Exercice " style:num-suffix="." style:num-format="1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érotation_20_d_27_exercices" style:num-prefix="Exercice 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érotation_20_d_27_exercices" style:num-prefix="Exercice " style:num-suffix="." style:num-format="1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érotation_20_d_27_exercices" style:num-prefix="Exercice " style:num-suffix="." style:num-format="1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érotation_20_d_27_exercices" style:num-prefix="Exercice " style:num-suffix="." style:num-format="1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érotation_20_d_27_exercices" style:num-prefix="Exercice " style:num-suffix="." style:num-format="1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érotation_20_d_27_exercices" style:num-prefix="Exercice " style:num-suffix="." style:num-format="1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érotation_20_d_27_exercices" style:num-prefix="Exercice " style:num-suffix="." style:num-format="1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érotation_20_d_27_exercices" style:num-prefix="Exercice " style:num-suffix="." style:num-format="1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tête_20_personnalisée_20_cours">
      <style:text-properties officeooo:rsid="00051c23" officeooo:paragraph-rsid="002073ec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1c205ce"/>
    </style:style>
    <style:style style:name="MT2" style:family="text">
      <style:text-properties officeooo:rsid="01c3b0e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ciences Numériques et Technologie</text:span><text:tab/><text:span text:style-name="MT2">Thème 4</text:span></text:p>
      </style:header>
      <style:footer>
        <text:p text:style-name="MP2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21:26:48.60</meta:creation-date>
    <dc:title>Cours Séverine</dc:title>
    <meta:editing-duration>P3DT15H10M47S</meta:editing-duration>
    <meta:editing-cycles>290</meta:editing-cycles>
    <meta:generator>LibreOffice/6.0.6.2$Windows_x86 LibreOffice_project/0c292870b25a325b5ed35f6b45599d2ea4458e77</meta:generator>
    <meta:initial-creator>Séverine RIVIERE</meta:initial-creator>
    <dc:date>2020-04-24T09:33:15.691000000</dc:date>
    <meta:document-statistic meta:table-count="0" meta:image-count="0" meta:object-count="0" meta:page-count="1" meta:paragraph-count="20" meta:word-count="168" meta:character-count="1005" meta:non-whitespace-character-count="869"/>
    <meta:template xlink:type="simple" xlink:actuate="onRequest" xlink:title="Cours Séverine" xlink:href="../../../../../AppData/Roaming/OpenOffice.org/3/user/template/Cours%20Séverine.ott" meta:date="2013-08-25T21:40:47.550000000"/>
  </office:meta>
</office:document-meta>
</file>